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7000000DA574F76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021in" fo:margin-left="0.025in" table:align="left"/>
    </style:style>
    <style:style style:name="Table1.A" style:family="table-column">
      <style:table-column-properties style:column-width="0.8438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1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0507in"/>
    </style:style>
    <style:style style:name="Table5" style:family="table">
      <style:table-properties style:width="6.9375in" fo:margin-left="0in" table:align="left" style:shadow="none"/>
    </style:style>
    <style:style style:name="Table5.A" style:family="table-column">
      <style:table-column-properties style:column-width="2.1979in"/>
    </style:style>
    <style:style style:name="Table5.B" style:family="table-column">
      <style:table-column-properties style:column-width="2.2917in"/>
    </style:style>
    <style:style style:name="Table5.C" style:family="table-column">
      <style:table-column-properties style:column-width="2.4479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368in"/>
    </style:style>
    <style:style style:name="Table2" style:family="table">
      <style:table-properties style:width="6.9125in" fo:margin-left="0.0146in" table:align="left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0.6979in"/>
    </style:style>
    <style:style style:name="Table2.F" style:family="table-column">
      <style:table-column-properties style:column-width="1.1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1.75in"/>
    </style:style>
    <style:style style:name="Table3.C" style:family="table-column">
      <style:table-column-properties style:column-width="1.5729in"/>
    </style:style>
    <style:style style:name="Table3.D" style:family="table-column">
      <style:table-column-properties style:column-width="1.1563in"/>
    </style:style>
    <style:style style:name="Table3.E" style:family="table-column">
      <style:table-column-properties style:column-width="1.2604in"/>
    </style:style>
    <style:style style:name="Table3.F" style:family="table-column">
      <style:table-column-properties style:column-width="0.8646in"/>
    </style:style>
    <style:style style:name="Table3.1" style:family="table-row">
      <style:table-row-properties style:min-row-height="0.4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847in"/>
    </style:style>
    <style:style style:name="Table4.B" style:family="table-column">
      <style:table-column-properties style:column-width="0.9382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.9583in"/>
    </style:style>
    <style:style style:name="Table4.E" style:family="table-column">
      <style:table-column-properties style:column-width="1.708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0563in"/>
    </style:style>
    <style:style style:name="P1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3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text-outline="false" style:text-line-through-style="none" style:font-name="Times New Roman" fo:font-size="9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9pt" style:language-asian="en" style:country-asian="US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fo:color="#000000" style:font-name="Times New Romance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0" style:family="paragraph" style:parent-style-name="Standard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.0835in" style:type="right"/>
          <style:tab-stop style:position="6.85in" style:type="right" style:leader-style="solid" style:leader-text="_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3.9374in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3.8854in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3.9898in" style:type="right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ce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text-outline="false" style:text-line-through-style="none" style:font-name="Times New Roman" fo:font-size="9pt" fo:language="en" fo:country="IN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9pt" style:language-asian="en" style:country-asian="US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text-outline="false" style:text-line-through-style="none" style:font-name="Times New Roman" fo:font-size="9pt" fo:language="en" fo:country="IN" fo:font-style="normal" fo:text-shadow="none" style:text-underline-style="none" fo:font-weight="normal" style:letter-kerning="true" fo:background-color="transparent" style:font-name-asian="Tahoma" style:font-size-asian="9pt" style:language-asian="en" style:country-asian="US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000000" style:text-outline="false" style:text-line-through-style="none" style:font-name="Times New Roman" fo:font-size="9pt" fo:language="en" fo:country="IN" fo:font-style="normal" fo:text-shadow="none" style:text-underline-style="none" fo:font-weight="normal" style:letter-kerning="true" fo:background-color="transparent" style:font-name-asian="Tahoma" style:font-size-asian="9pt" style:language-asian="en" style:country-asian="US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name-asian="Monospace" style:font-size-asian="9pt" style:font-style-asian="italic" style:font-name-complex="Monospace" style:font-size-complex="9pt" style:font-style-complex="italic"/>
    </style:style>
    <style:style style:name="P23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4" style:family="paragraph" style:parent-style-name="Table_20_Contents">
      <style:text-properties fo:color="#00aa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25" style:family="paragraph">
      <style:paragraph-properties fo:text-align="cente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000000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8" style:family="text">
      <style:text-properties fo:font-variant="normal" fo:text-transform="none" style:text-outline="false" style:text-line-through-style="none" style:font-name="Times New Roman" fo:letter-spacing="normal" fo:language="en" fo:country="IN" fo:font-style="normal" fo:text-shadow="none" style:text-underline-style="none" fo:font-weight="bold" style:letter-kerning="true" fo:background-color="transparent" style:font-name-asian="Tahoma" style:language-asian="en" style:country-asian="US" style:font-style-asian="normal" style:font-weight-asian="bold" style:font-name-complex="DejaVu Sans" style:font-style-complex="normal" style:font-weight-complex="bold" style:text-emphasize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font-name="Times New Roman" fo:letter-spacing="normal" fo:language="en" fo:country="IN" fo:font-style="normal" fo:text-shadow="none" style:text-underline-style="none" fo:font-weight="bold" style:letter-kerning="true" fo:background-color="transparent" style:font-name-asian="Tahoma" style:language-asian="en" style:country-asian="US" style:font-style-asian="normal" style:font-weight-asian="bold" style:font-name-complex="DejaVu Sans" style:font-style-complex="normal" style:font-weight-complex="bold" style:text-emphasize="none" style:text-overline-style="none" style:text-overline-color="font-color" loext:char-shading-value="0"/>
    </style:style>
    <style:style style:name="T10" style:family="text">
      <style:text-properties fo:font-variant="normal" fo:text-transform="none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4" style:family="text">
      <style:text-properties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15" style:family="text">
      <style:text-properties style:text-outline="false" style:text-line-through-style="none" style:font-name="Times New Roman" fo:font-size="12pt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16" style:family="text">
      <style:text-properties style:text-outline="false" style:text-line-through-style="none" style:font-name="Times New Roman" fo:font-size="12pt" fo:language="en" fo:country="IN" fo:font-style="normal" fo:text-shadow="none" style:text-underline-style="solid" style:text-underline-width="auto" style:text-underline-color="font-color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17" style:family="text">
      <style:text-properties style:text-outline="false" style:text-line-through-style="none" style:font-name="Times New Roman" fo:font-size="12pt" fo:language="en" fo:country="IN" fo:text-shadow="none" style:text-underline-style="none" style:letter-kerning="true" fo:background-color="transparent" style:font-name-asian="Tahoma" style:font-size-asian="12pt" style:language-asian="en" style:country-asian="US" style:font-style-asian="normal" style:font-name-complex="DejaVu Sans" style:font-size-complex="12pt" style:font-style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imes New Roman" fo:font-size="12pt" fo:language="en" fo:country="IN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imes New Roman" fo:language="en" fo:country="IN" fo:font-style="normal" fo:text-shadow="none" style:text-underline-style="solid" style:text-underline-width="auto" style:text-underline-color="font-color" fo:font-weight="bold" style:letter-kerning="true" fo:background-color="transparent" style:font-name-asian="Tahoma" style:language-asian="en" style:country-asian="US" style:font-style-asian="normal" style:font-weight-asian="bold" style:font-name-complex="DejaVu Sans" style:font-style-complex="normal" style:font-weight-complex="bold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Times New Roman" fo:language="en" fo:country="IN" fo:font-style="normal" fo:text-shadow="none" style:text-underline-style="none" fo:font-weight="bold" style:letter-kerning="true" fo:background-color="transparent" style:font-name-asian="Tahoma" style:language-asian="en" style:country-asian="US" style:font-style-asian="normal" style:font-weight-asian="bold" style:font-name-complex="DejaVu Sans" style:font-style-complex="normal" style:font-weight-complex="bold" style:text-emphasize="none" style:text-overline-style="none" style:text-overline-color="font-color"/>
    </style:style>
    <style:style style:name="T21" style:family="text">
      <style:text-properties style:text-outline="false" style:text-line-through-style="none" style:font-name="Times New Roman" fo:language="en" fo:country="IN" fo:font-style="normal" fo:text-shadow="none" style:text-underline-style="none" fo:font-weight="bold" style:letter-kerning="true" fo:background-color="transparent" style:font-name-asian="Tahoma" style:language-asian="en" style:country-asian="US" style:font-style-asian="normal" style:font-weight-asian="bold" style:font-name-complex="DejaVu Sans" style:font-style-complex="normal" style:font-weight-complex="bold" style:text-emphasize="none" style:text-overline-style="none" style:text-overline-color="font-color" loext:char-shading-value="0"/>
    </style:style>
    <style:style style:name="T22" style:family="text">
      <style:text-properties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24" style:family="text">
      <style:text-properties style:text-outline="false" style:text-line-through-style="none" style:font-name="Times New Roman" fo:language="en" fo:country="IN" fo:text-shadow="none" style:text-underline-style="none" style:letter-kerning="true" fo:background-color="transparent" style:font-name-asian="Tahoma" style:language-asian="en" style:country-asian="US" style:font-style-asian="normal" style:font-name-complex="DejaVu Sans" style:font-style-complex="normal" style:text-emphasize="none" style:text-overline-style="none" style:text-overline-color="font-color"/>
    </style:style>
    <style:style style:name="T25" style:family="text">
      <style:text-properties style:text-outline="false" style:text-line-through-style="none" style:font-name="Times New Roman" fo:language="en" fo:country="IN" fo:text-shadow="none" style:text-underline-style="none" fo:font-weight="bold" style:letter-kerning="true" fo:background-color="transparent" style:font-name-asian="Tahoma" style:language-asian="en" style:country-asian="US" style:font-style-asian="normal" style:font-weight-asian="bold" style:font-name-complex="DejaVu Sans" style:font-style-complex="normal" style:font-weight-complex="bold" style:text-emphasize="none" style:text-overline-style="none" style:text-overline-color="font-color"/>
    </style:style>
    <style:style style:name="T26" style:family="text">
      <style:text-properties fo:color="#000000"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28" style:family="text">
      <style:text-properties loext:char-shading-value="0"/>
    </style:style>
    <style:style style:name="T29" style:family="text">
      <style:text-properties style:font-name-asian="Monospace" style:font-style-asian="italic" style:font-name-complex="Monospace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RM 403<text:tab/><text:tab/>ORIGINAL/DUPLICATE/TRIPLICATE</text:p>
      <text:p text:style-name="P15">(See Sub-rule (5) of rule 51)</text:p>
      <text:p text:style-name="P15">Declaration under section 68 of the Gujarat Value Added Tax Act, 2003</text:p>
      <text:p text:style-name="P15">(For goods enteringthe State from outside the State)</text:p>
      <text:p text:style-name="P6">To.</text:p>
      <text:p text:style-name="P6">The officer incharge</text:p>
      <text:p text:style-name="P6">Check pos</text:p>
      <text:p text:style-name="P1">(1) Place from which goods are dispatched <text:s/><text:span text:style-name="T33"><text:s/></text:span><text:span text:style-name="T13"><text:placeholder text:placeholder-type="text">&lt;o.from_place&gt;</text:placeholder></text:span><text:span text:style-name="T33"><text:tab/> District <text:s text:c="3"/></text:span><text:span text:style-name="T13"><text:placeholder text:placeholder-type="text">&lt;o.from_district&gt;</text:placeholder></text:span><text:tab/></text:p>
      <text:p text:style-name="P1">(2) Place to which goods are dispatched <text:s text:c="2"/><text:span text:style-name="T13"><text:placeholder text:placeholder-type="text">&lt;o.to_place&gt;</text:placeholder></text:span><text:span text:style-name="T33"><text:tab/> District <text:s text:c="4"/></text:span><text:span text:style-name="T13"><text:placeholder text:placeholder-type="text">&lt;o.to_district&gt;</text:placeholder></text:span><text:tab/></text:p>
      <text:p text:style-name="P8">(3) Details of goods invoice No <text:s text:c="4"/><text:span text:style-name="T3"><text:placeholder text:placeholder-type="text">&lt;o.name.number&gt;</text:placeholder></text:span><text:span text:style-name="T32"><text:tab/>Date <text:s text:c="3"/></text:span><text:span text:style-name="T3"><text:placeholder text:placeholder-type="text">&lt;o.date and (o.date[8:10] +'/'+o.date[5:7] +'/'+o.date[:4]) or ""&gt;</text:placeholder></text:span><text:tab/></text:p>
      <text:p text:style-name="P8">(4) <text:span text:style-name="T2">Consignor's detail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Name</text:p>
          </table:table-cell>
          <table:table-cell table:style-name="Table1.A1" office:value-type="string">
            <text:p text:style-name="P4"><text:placeholder text:placeholder-type="text">&lt;o.consignor_name&gt;</text:placeholder></text:p>
          </table:table-cell>
          <table:table-cell table:style-name="Table1.A1" office:value-type="string">
            <text:p text:style-name="P20">State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F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0">Address</text:p>
          </table:table-cell>
          <table:table-cell table:style-name="Table1.A2" office:value-type="string">
            <text:p text:style-name="P18"><text:span text:style-name="T27"><text:placeholder text:placeholder-type="text">&lt;o.consignor_street or ''&gt;</text:placeholder></text:span><text:span text:style-name="T27">, </text:span><text:span text:style-name="T26"><text:placeholder text:placeholder-type="text">&lt;o.consignor_street2 or ''&gt;</text:placeholder></text:span><text:span text:style-name="T26">, </text:span><text:span text:style-name="T26"><text:placeholder text:placeholder-type="text">&lt;o.consignor_city or ''&gt;</text:placeholder></text:span><text:span text:style-name="T26">, </text:span><text:span text:style-name="T5"><text:placeholder text:placeholder-type="text">&lt;o.consignor_country_id.name or ''&gt;</text:placeholder></text:span><text:span text:style-name="T5">, </text:span><text:span text:style-name="T5"><text:placeholder text:placeholder-type="text">&lt;o.consignor_state_id.name or ''&gt;</text:placeholder></text:span></text:p>
          </table:table-cell>
          <table:table-cell table:style-name="Table1.A2" office:value-type="string">
            <text:p text:style-name="P20">Reg.Certificate No</text:p>
          </table:table-cell>
          <table:table-cell table:style-name="Table1.A2" office:value-type="string">
            <text:p text:style-name="P19"><text:placeholder text:placeholder-type="text">&lt;o.consignor_certi_no or ''&gt;</text:placeholder></text:p>
          </table:table-cell>
          <table:table-cell table:style-name="Table1.A2" office:value-type="string">
            <text:p text:style-name="P23">Date</text:p>
          </table:table-cell>
          <table:table-cell table:style-name="Table1.F2" office:value-type="string">
            <text:p text:style-name="P19"><text:placeholder text:placeholder-type="text">&lt;o.consignor_date_1 and (o.consignor_date_1[8:10] +'/'+o.consignor_date_1[5:7] +'/'+o.consignor_date_1[:4]) or ""&gt;</text:placeholder></text:p>
          </table:table-cell>
        </table:table-row>
        <table:table-row>
          <table:table-cell table:style-name="Table1.A2" office:value-type="string">
            <text:p text:style-name="P20">Telephone</text:p>
          </table:table-cell>
          <table:table-cell table:style-name="Table1.A2" office:value-type="string">
            <text:p text:style-name="P19"><text:placeholder text:placeholder-type="text">&lt;o.consignor_tel or ''&gt;</text:placeholder></text:p>
          </table:table-cell>
          <table:table-cell table:style-name="Table1.A2" office:value-type="string">
            <text:p text:style-name="P20">CST Reg. No</text:p>
          </table:table-cell>
          <table:table-cell table:style-name="Table1.A2" office:value-type="string">
            <text:p text:style-name="P19"><text:placeholder text:placeholder-type="text">&lt;o.consignor_cst_no or ''&gt;</text:placeholder></text:p>
          </table:table-cell>
          <table:table-cell table:style-name="Table1.A2" office:value-type="string">
            <text:p text:style-name="P23">Date</text:p>
          </table:table-cell>
          <table:table-cell table:style-name="Table1.F2" office:value-type="string">
            <text:p text:style-name="P19"><text:placeholder text:placeholder-type="text">&lt;o.consignor_date_1 and (o.consignor_date_2[8:10] +'/'+o.consignor_date_2[5:7] +'/'+o.consignor_date_2[:4]) or ""&gt;</text:placeholder></text:p>
          </table:table-cell>
        </table:table-row>
        <table:table-row table:style-name="Table1.4">
          <table:table-cell table:style-name="Table1.A2" office:value-type="string">
            <text:p text:style-name="P20">Fax No.</text:p>
          </table:table-cell>
          <table:table-cell table:style-name="Table1.A2" office:value-type="string">
            <text:p text:style-name="P19"><text:placeholder text:placeholder-type="text">&lt;o.consignor_fax or ''&gt;</text:placeholder>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F2" office:value-type="string">
            <text:p text:style-name="P23"/>
          </table:table-cell>
        </table:table-row>
      </table:table>
      <text:p text:style-name="P2">(5) Nature of Transaction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2"><text:placeholder text:placeholder-type="text">&lt;if test="o.inter_state == True"&gt;</text:placeholder>1. Inter State Sale <text:s text:c="2"/><draw:frame draw:style-name="fr1" draw:name="graphics1" text:anchor-type="as-char" svg:y="-0.1374in" svg:width="0.1909in" svg:height="0.15in" draw:z-index="12"><draw:image xlink:href="Pictures/10000000000000E7000000DA574F76AD.png" xlink:type="simple" xlink:show="embed" xlink:actuate="onLoad"/></draw:frame> <text:placeholder text:placeholder-type="text">&lt;/if&gt;</text:placeholder><text:placeholder text:placeholder-type="text">&lt;if test="o.inter_state == False"&gt;</text:placeholder>1. Inter State Sale <text:placeholder text:placeholder-type="text">&lt;/if&gt;</text:placeholder></text:p>
          </table:table-cell>
          <table:table-cell table:style-name="Table5.A1" office:value-type="string">
            <text:p text:style-name="P20"><text:span text:style-name="T29"><text:placeholder text:placeholder-type="text">&lt;if test="o.tranfer== True"&gt;</text:placeholder></text:span><text:span text:style-name="T29">2. Transfer of Documents of Title <text:s text:c="2"/></text:span><text:span text:style-name="T29"><draw:frame draw:style-name="fr1" draw:name="graphics9" text:anchor-type="as-char" svg:y="-0.1374in" svg:width="0.1909in" svg:height="0.15in" draw:z-index="13"><draw:image xlink:href="Pictures/10000000000000E7000000DA574F76AD.png" xlink:type="simple" xlink:show="embed" xlink:actuate="onLoad"/></draw:frame></text:span><text:span text:style-name="T29"> </text:span><text:span text:style-name="T29"><text:placeholder text:placeholder-type="text">&lt;/if&gt;</text:placeholder></text:span><text:span text:style-name="T29"><text:placeholder text:placeholder-type="text">&lt;if test="o.tranfer == False"&gt;</text:placeholder></text:span><text:span text:style-name="T29">2. Transfer of Documents of Title </text:span><text:span text:style-name="T29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29"><text:placeholder text:placeholder-type="text">&lt;if test="o.deport_tranfer == True"&gt;</text:placeholder></text:span><text:span text:style-name="T29">3. Depot Transfer <text:s/></text:span><text:span text:style-name="T29"><draw:frame draw:style-name="fr1" draw:name="graphics10" text:anchor-type="as-char" svg:y="-0.1374in" svg:width="0.1909in" svg:height="0.15in" draw:z-index="14"><draw:image xlink:href="Pictures/10000000000000E7000000DA574F76AD.png" xlink:type="simple" xlink:show="embed" xlink:actuate="onLoad"/></draw:frame></text:span><text:span text:style-name="T29"> </text:span><text:span text:style-name="T29"><text:placeholder text:placeholder-type="text">&lt;/if&gt;</text:placeholder></text:span><text:span text:style-name="T29"><text:placeholder text:placeholder-type="text">&lt;if test="o.deport_tranfer == False"&gt;</text:placeholder></text:span><text:span text:style-name="T29">3. Depot Transfer</text:span><text:span text:style-name="T29"><text:placeholder text:placeholder-type="text">&lt;/if&gt;</text:placeholder></text:span></text:p>
          </table:table-cell>
        </table:table-row>
        <table:table-row table:style-name="Table5.2">
          <table:table-cell table:style-name="Table5.A1" office:value-type="string">
            <text:p text:style-name="P20"><text:span text:style-name="T29"><text:placeholder text:placeholder-type="text">&lt;if test="o.consigment == True"&gt;</text:placeholder></text:span><text:span text:style-name="T29">4. Consignment to Branch/Agent <text:s/></text:span><text:span text:style-name="T29"><draw:frame draw:style-name="fr2" draw:name="graphics2" text:anchor-type="as-char" svg:width="0.1909in" svg:height="0.15in" draw:z-index="15"><draw:image xlink:href="Pictures/10000000000000E7000000DA574F76AD.png" xlink:type="simple" xlink:show="embed" xlink:actuate="onLoad"/></draw:frame></text:span><text:span text:style-name="T29"> </text:span><text:span text:style-name="T29"><text:placeholder text:placeholder-type="text">&lt;/if&gt;</text:placeholder></text:span><text:span text:style-name="T29"><text:placeholder text:placeholder-type="text">&lt;if test="o.consigment == False"&gt;</text:placeholder></text:span><text:span text:style-name="T29">4. Consignment to Branch/Agent</text:span><text:span text:style-name="T29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29"><text:placeholder text:placeholder-type="text">&lt;if test="o.job_work == True"&gt;</text:placeholder></text:span><text:span text:style-name="T29">5. For Job works/ Works contract <text:s text:c="4"/></text:span><text:span text:style-name="T29"><draw:frame draw:style-name="fr1" draw:name="graphics8" text:anchor-type="as-char" svg:y="-0.1374in" svg:width="0.1909in" svg:height="0.15in" draw:z-index="16"><draw:image xlink:href="Pictures/10000000000000E7000000DA574F76AD.png" xlink:type="simple" xlink:show="embed" xlink:actuate="onLoad"/></draw:frame></text:span><text:span text:style-name="T29"> <text:s text:c="3"/></text:span><text:span text:style-name="T29"><text:placeholder text:placeholder-type="text">&lt;/if&gt;</text:placeholder></text:span><text:span text:style-name="T29"><text:placeholder text:placeholder-type="text">&lt;if test="o.job_work == False"&gt;</text:placeholder></text:span><text:span text:style-name="T29">5. For Job works/ Works contract</text:span><text:span text:style-name="T29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29"><text:placeholder text:placeholder-type="text">&lt;if test="o.any_other == True"&gt;</text:placeholder></text:span><text:span text:style-name="T29">6. Any Other <text:s text:c="4"/></text:span><text:span text:style-name="T29"><draw:frame draw:style-name="fr1" draw:name="graphics11" text:anchor-type="as-char" svg:y="-0.1374in" svg:width="0.1909in" svg:height="0.15in" draw:z-index="17"><draw:image xlink:href="Pictures/10000000000000E7000000DA574F76AD.png" xlink:type="simple" xlink:show="embed" xlink:actuate="onLoad"/></draw:frame></text:span><text:span text:style-name="T29"> <text:s text:c="3"/></text:span><text:span text:style-name="T29"><text:placeholder text:placeholder-type="text">&lt;/if&gt;</text:placeholder></text:span><text:span text:style-name="T29"><text:placeholder text:placeholder-type="text">&lt;if test="o.any_other == False"&gt;</text:placeholder></text:span><text:span text:style-name="T29">6. Any Other</text:span><text:span text:style-name="T29"><text:placeholder text:placeholder-type="text">&lt;/if&gt;</text:placeholder></text:span></text:p>
          </table:table-cell>
        </table:table-row>
      </table:table>
      <text:p text:style-name="P8"><text:span text:style-name="T2">(6) Consignee's detai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">Name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Stat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F1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Address</text:p>
          </table:table-cell>
          <table:table-cell table:style-name="Table2.A2" office:value-type="string">
            <text:p text:style-name="P19"><text:span text:style-name="T28"><text:placeholder text:placeholder-type="text">&lt;o.consignee_street or ''&gt;</text:placeholder></text:span><text:span text:style-name="T28"> <text:s text:c="7"/></text:span><text:placeholder text:placeholder-type="text">&lt;o.consignee_street2 or ''&gt;</text:placeholder>, <text:placeholder text:placeholder-type="text">&lt;o.consignee_city or ''&gt;</text:placeholder>, <text:span text:style-name="T1"><text:placeholder text:placeholder-type="text">&lt;o.consignee_country_id.name or ''&gt;</text:placeholder></text:span><text:span text:style-name="T1">, </text:span><text:span text:style-name="T1"><text:placeholder text:placeholder-type="text">&lt;o.consignee_state_id.name or ''&gt;</text:placeholder></text:span></text:p>
          </table:table-cell>
          <table:table-cell table:style-name="Table2.A2" office:value-type="string">
            <text:p text:style-name="P20">Reg.Certificate No</text:p>
          </table:table-cell>
          <table:table-cell table:style-name="Table2.A2" office:value-type="string">
            <text:p text:style-name="P19"><text:placeholder text:placeholder-type="text">&lt;o.consignee_certi_no or ''&gt;</text:placeholder></text:p>
          </table:table-cell>
          <table:table-cell table:style-name="Table2.A2" office:value-type="string">
            <text:p text:style-name="P23">Date</text:p>
          </table:table-cell>
          <table:table-cell table:style-name="Table2.F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Telephone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0">CST Reg. No</text:p>
          </table:table-cell>
          <table:table-cell table:style-name="Table2.A2" office:value-type="string">
            <text:p text:style-name="P19"><text:placeholder text:placeholder-type="text">&lt;o.consignee_cst_no or ''&gt;</text:placeholder></text:p>
          </table:table-cell>
          <table:table-cell table:style-name="Table2.A2" office:value-type="string">
            <text:p text:style-name="P23">Date</text:p>
          </table:table-cell>
          <table:table-cell table:style-name="Table2.F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Fax No.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/>
          </table:table-cell>
          <table:table-cell table:style-name="Table2.F2" office:value-type="string">
            <text:p text:style-name="P23"/>
          </table:table-cell>
        </table:table-row>
      </table:table>
      <text:p text:style-name="P6"/>
      <text:p text:style-name="P9">Consigned Value Rs. <text:s/><text:span text:style-name="T19"><text:placeholder text:placeholder-type="text">&lt;o.consignee_value or ''&gt;</text:placeholder></text:span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3">SI.No</text:p>
          </table:table-cell>
          <table:table-cell table:style-name="Table3.A1" office:value-type="string">
            <text:p text:style-name="P23">Description of Goods</text:p>
          </table:table-cell>
          <table:table-cell table:style-name="Table3.A1" office:value-type="string">
            <text:p text:style-name="P23">Commodity Code</text:p>
          </table:table-cell>
          <table:table-cell table:style-name="Table3.A1" office:value-type="string">
            <text:p text:style-name="P23">Unity Code</text:p>
          </table:table-cell>
          <table:table-cell table:style-name="Table3.A1" office:value-type="string">
            <text:p text:style-name="P23">Rate of Tax</text:p>
          </table:table-cell>
          <table:table-cell table:style-name="Table3.F1" office:value-type="string">
            <text:p text:style-name="P23">Value</text:p>
          </table:table-cell>
        </table:table-row>
        <text:soft-page-break/>
        <table:table-row table:style-name="Table3.1">
          <table:table-cell table:style-name="Table3.A2" table:number-columns-spanned="6" office:value-type="string">
            <text:p text:style-name="P16"><text:placeholder text:placeholder-type="text">&lt;for each="line in o.consigne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7"><text:placeholder text:placeholder-type="text">&lt;line.number&gt;</text:placeholder></text:p>
          </table:table-cell>
          <table:table-cell table:style-name="Table3.A3" office:value-type="string">
            <text:p text:style-name="P17"><text:placeholder text:placeholder-type="text">&lt;line.description&gt;</text:placeholder></text:p>
          </table:table-cell>
          <table:table-cell table:style-name="Table3.A3" office:value-type="string">
            <text:p text:style-name="P17"><text:placeholder text:placeholder-type="text">&lt;line.commodity&gt;</text:placeholder></text:p>
          </table:table-cell>
          <table:table-cell table:style-name="Table3.A3" office:value-type="string">
            <text:p text:style-name="P17"><text:placeholder text:placeholder-type="text">&lt;line.unity_code&gt;</text:placeholder></text:p>
          </table:table-cell>
          <table:table-cell table:style-name="Table3.A3" office:value-type="string">
            <text:p text:style-name="P17"><text:placeholder text:placeholder-type="text">&lt;line.rate_of_tax&gt;</text:placeholder></text:p>
          </table:table-cell>
          <table:table-cell table:style-name="Table3.A2" office:value-type="string">
            <text:p text:style-name="P17"><text:placeholder text:placeholder-type="text">&lt;line.value&gt;</text:placeholder></text:p>
          </table:table-cell>
        </table:table-row>
        <table:table-row>
          <table:table-cell table:style-name="Table3.A2" table:number-columns-spanned="6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9"><draw:line text:anchor-type="paragraph" draw:z-index="19" draw:style-name="gr2" draw:text-style-name="P25" svg:x1="1.4102in" svg:y1="0.1189in" svg:x2="6.9937in" svg:y2="0.1189in"><text:p/></draw:line>(7) Transporter's details:</text:p>
      <text:p text:style-name="P10"><draw:line text:anchor-type="paragraph" draw:z-index="1" draw:style-name="gr2" draw:text-style-name="P25" svg:x1="1.0563in" svg:y1="0.1311in" svg:x2="6.952in" svg:y2="0.1311in"><text:p/></draw:line><text:tab/>(a) Name: <text:s text:c="2"/><text:span text:style-name="T22"><text:placeholder text:placeholder-type="text">&lt;o.transporter_name or ''&gt;</text:placeholder></text:span></text:p>
      <text:p text:style-name="P10"><draw:line text:anchor-type="paragraph" draw:z-index="2" draw:style-name="gr2" draw:text-style-name="P25" svg:x1="1.1811in" svg:y1="0.1272in" svg:x2="6.9in" svg:y2="0.1315in"><text:p/></draw:line><text:tab/>(b) Address:<text:span text:style-name="T11"><text:placeholder text:placeholder-type="text">&lt;o.transporter_street or ''&gt;</text:placeholder></text:span><text:span text:style-name="T11"> <text:s/></text:span><text:span text:style-name="T10"><text:placeholder text:placeholder-type="text">&lt;o.transporter_street2 or ''&gt;</text:placeholder></text:span><text:span text:style-name="T10"> <text:s text:c="2"/></text:span><text:span text:style-name="T10"><text:placeholder text:placeholder-type="text">&lt;o.transporter_city or ''&gt;</text:placeholder></text:span><text:span text:style-name="T10"> <text:s/></text:span><text:span text:style-name="T10"><text:placeholder text:placeholder-type="text">&lt;o.transporter_country_id.name or ''&gt;</text:placeholder></text:span><text:span text:style-name="T10"> <text:s text:c="5"/></text:span><text:span text:style-name="T10"><text:placeholder text:placeholder-type="text">&lt;o.transporter_state_id.name or ''&gt;</text:placeholder></text:span></text:p>
      <text:p text:style-name="P10"><draw:line text:anchor-type="paragraph" draw:z-index="3" draw:style-name="gr2" draw:text-style-name="P25" svg:x1="2.1083in" svg:y1="0.1311in" svg:x2="6.7957in" svg:y2="0.1311in"><text:p/></draw:line><text:tab/>(c) Owner's Partner's Name: <text:span text:style-name="T22"><text:placeholder text:placeholder-type="text">&lt;o.transporter_owner or ''&gt;</text:placeholder></text:span></text:p>
      <text:p text:style-name="P11"><draw:line text:anchor-type="paragraph" draw:z-index="4" draw:style-name="gr2" draw:text-style-name="P25" svg:x1="1.3272in" svg:y1="0.1311in" svg:x2="6.8583in" svg:y2="0.1311in"><text:p/></draw:line> <text:s text:c="10"/>(d) Vehicle No. <text:span text:style-name="T22"><text:placeholder text:placeholder-type="text">&lt;o.transporter_vehicle_no or ''&gt;</text:placeholder></text:span></text:p>
      <text:p text:style-name="P10">(8) Driver Details:</text:p>
      <text:p text:style-name="P10"><draw:line text:anchor-type="paragraph" draw:z-index="5" draw:style-name="gr2" draw:text-style-name="P25" svg:x1="1.0354in" svg:y1="0.1311in" svg:x2="6.8689in" svg:y2="0.1311in"><text:p/></draw:line><text:tab/>(a) Name: <text:s/><text:span text:style-name="T22"><text:placeholder text:placeholder-type="text">&lt;o.driver_name or ''&gt;</text:placeholder></text:span></text:p>
      <text:p text:style-name="P10"><draw:line text:anchor-type="paragraph" draw:z-index="6" draw:style-name="gr2" draw:text-style-name="P25" svg:x1="1.2126in" svg:y1="0.1417in" svg:x2="6.9728in" svg:y2="0.1417in"><text:p/></draw:line><text:tab/>(b) Address: <text:s text:c="2"/><text:span text:style-name="T23"><text:placeholder text:placeholder-type="text">&lt;o.driver_street or ''&gt;</text:placeholder></text:span><text:span text:style-name="T23"> <text:s/></text:span><text:span text:style-name="T22"><text:placeholder text:placeholder-type="text">&lt;o.driver_street2 or ''&gt;</text:placeholder></text:span><text:span text:style-name="T22"> <text:s/></text:span><text:span text:style-name="T22"><text:placeholder text:placeholder-type="text">&lt;o.driver_city or ''&gt;</text:placeholder></text:span><text:span text:style-name="T22"> <text:s/></text:span><text:span text:style-name="T10"><text:placeholder text:placeholder-type="text">&lt;o.driver_country_id.name or ''&gt;</text:placeholder></text:span><text:span text:style-name="T10"> <text:s/></text:span><text:span text:style-name="T10"><text:placeholder text:placeholder-type="text">&lt;o.driver_state_id.name or ''&gt;</text:placeholder></text:span></text:p>
      <text:p text:style-name="P10"><draw:line text:anchor-type="paragraph" draw:z-index="7" draw:style-name="gr2" draw:text-style-name="P25" svg:x1="2.1189in" svg:y1="0.1311in" svg:x2="6.9941in" svg:y2="0.1311in"><text:p/></draw:line><text:tab/>(c) Driving Licence Number: <text:s/><text:span text:style-name="T22"><text:placeholder text:placeholder-type="text">&lt;o.driver_licence or ''&gt;</text:placeholder></text:span></text:p>
      <text:p text:style-name="P10"><draw:line text:anchor-type="paragraph" draw:z-index="8" draw:style-name="gr2" draw:text-style-name="P25" svg:x1="1.9311in" svg:y1="0.1311in" svg:x2="6.9311in" svg:y2="0.1311in"><text:p/></draw:line><text:tab/>(d) Licence Issuing State: <text:span text:style-name="T22"><text:placeholder text:placeholder-type="text">&lt;o.driver_issuing or ''&gt;</text:placeholder></text:span></text:p>
      <text:p text:style-name="P10">(9) Name and the address of person In charge of Goods:</text:p>
      <text:p text:style-name="P6"/>
      <text:p text:style-name="P6"><draw:custom-shape text:anchor-type="paragraph" draw:z-index="0" draw:style-name="gr1" svg:width="1.115in" svg:height="0.4587in" svg:x="0.9937in" svg:y="-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Seal: <text:s text:c="4"/></text:p>
      <text:p text:style-name="P6"/>
      <text:p text:style-name="P12"><draw:line text:anchor-type="paragraph" draw:z-index="18" draw:style-name="gr2" draw:text-style-name="P25" svg:x1="0.8165in" svg:y1="0.1382in" svg:x2="3.9102in" svg:y2="0.1382in"><text:p/></draw:line> <text:s text:c="10"/>Place: <text:span text:style-name="T23"><text:placeholder text:placeholder-type="text">&lt;o.good_street or ''&gt;</text:placeholder></text:span><text:span text:style-name="T23"> <text:s/></text:span><text:span text:style-name="T22"><text:placeholder text:placeholder-type="text">&lt;o.good_street2 or ''&gt;</text:placeholder></text:span><text:span text:style-name="T22"> <text:s/></text:span><text:span text:style-name="T10"><text:placeholder text:placeholder-type="text">&lt;o.good_country_id.name or ''&gt;</text:placeholder></text:span><text:span text:style-name="T10"> <text:s/></text:span><text:span text:style-name="T10"><text:placeholder text:placeholder-type="text">&lt;o.good_state_id.name or ''&gt;</text:placeholder></text:span><text:tab/>Signature:<text:tab/><text:tab/></text:p>
      <text:p text:style-name="P13"><draw:line text:anchor-type="paragraph" draw:z-index="9" draw:style-name="gr2" draw:text-style-name="P25" svg:x1="0.7957in" svg:y1="0.102in" svg:x2="2.3685in" svg:y2="0.102in"><text:p/></draw:line> <text:s text:c="10"/>Date:<text:tab/>Designation: <text:span text:style-name="T22"><text:placeholder text:placeholder-type="text">&lt;o.good_designation or ''&gt;</text:placeholder></text:span><text:tab/></text:p>
      <text:p text:style-name="P3">For Commercial tax Department/Check Pos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1">Entry No.</text:p>
          </table:table-cell>
          <table:table-cell table:style-name="Table4.A1" table:number-columns-spanned="2" office:value-type="string">
            <text:p text:style-name="P5"><text:placeholder text:placeholder-type="text">&lt;o.entry_no or ''&gt;</text:placeholder></text:p>
          </table:table-cell>
          <table:covered-table-cell/>
          <table:table-cell table:style-name="Table4.A1" office:value-type="string">
            <text:p text:style-name="P21">Reason for abnormal Stoppage</text:p>
          </table:table-cell>
          <table:table-cell table:style-name="Table4.E1" office:value-type="string">
            <text:p text:style-name="P21">Result if any</text:p>
          </table:table-cell>
        </table:table-row>
        <table:table-row>
          <table:table-cell table:style-name="Table4.A2" office:value-type="string">
            <text:p text:style-name="P10">Vehicle</text:p>
          </table:table-cell>
          <table:table-cell table:style-name="Table4.A2" office:value-type="string">
            <text:p text:style-name="P23">Date</text:p>
          </table:table-cell>
          <table:table-cell table:style-name="Table4.A2" office:value-type="string">
            <text:p text:style-name="P23">Time</text:p>
          </table:table-cell>
          <table:table-cell table:style-name="Table4.A2" office:value-type="string">
            <text:p text:style-name="P5"><text:placeholder text:placeholder-type="text">&lt;o.reason or ''&gt;</text:placeholder></text:p>
          </table:table-cell>
          <table:table-cell table:style-name="Table4.E2" office:value-type="string">
            <text:p text:style-name="P5"><text:placeholder text:placeholder-type="text">&lt;o.result or ''&gt;</text:placeholder></text:p>
          </table:table-cell>
        </table:table-row>
        <table:table-row>
          <table:table-cell table:style-name="Table4.A2" office:value-type="string">
            <text:p text:style-name="P21">Arrival</text:p>
          </table:table-cell>
          <table:table-cell table:style-name="Table4.A2" office:value-type="string">
            <text:p text:style-name="P5"><text:placeholder text:placeholder-type="text">&lt;o.arrival[8:10]+'/'+o.arrival[5:7]+'/'+o.arrival[:4]&gt;</text:placeholder></text:p>
          </table:table-cell>
          <table:table-cell table:style-name="Table4.A2" office:value-type="string">
            <text:p text:style-name="P5"><text:placeholder text:placeholder-type="text">&lt;get_time(o.id)&gt;</text:placeholder>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 table:style-name="Table4.4">
          <table:table-cell table:style-name="Table4.A2" office:value-type="string">
            <text:p text:style-name="P21">Departure</text:p>
          </table:table-cell>
          <table:table-cell table:style-name="Table4.A2" office:value-type="string">
            <text:p text:style-name="P5"><text:placeholder text:placeholder-type="text">&lt;o.departure[8:10]+'/'+o.departure[5:7]+'/'+o.departure[:4]&gt;</text:placeholder></text:p>
          </table:table-cell>
          <table:table-cell table:style-name="Table4.A2" office:value-type="string">
            <text:p text:style-name="P5"><text:placeholder text:placeholder-type="text">&lt;get_departure(o.id)&gt;</text:placeholder>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</table:table>
      <text:p text:style-name="P3"/>
      <text:p text:style-name="P14"><draw:line text:anchor-type="paragraph" draw:z-index="11" draw:style-name="gr2" draw:text-style-name="P25" svg:x1="3.9728in" svg:y1="0.1209in" svg:x2="6.8791in" svg:y2="0.1209in"><text:p/></draw:line> <text:s/><text:tab/>Signature:<text:tab/><text:tab/></text:p>
      <text:p text:style-name="P3"><draw:line text:anchor-type="paragraph" draw:z-index="10" draw:style-name="gr2" draw:text-style-name="P25" svg:x1="0.4in" svg:y1="0.1193in" svg:x2="2.2752in" svg:y2="0.1193in"><text:p/></draw:line> <text:s/>Date: <text:span text:style-name="T24"><text:placeholder text:placeholder-type="text">&lt;get_date()&gt;</text:placeholder></text:span><text:tab/>Designation:<text:tab/><text:span text:style-name="T24"><text:placeholder text:placeholder-type="text">&lt;o.good_designation or ''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02in" fo:margin-bottom="0.427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1-19T15:51:48</dc:date>
    <dc:creator>TrongNguyen </dc:creator>
    <meta:editing-duration>PT10H36M57S</meta:editing-duration>
    <meta:editing-cycles>127</meta:editing-cycles>
    <meta:generator>LibreOffice/3.5$Linux_x86 LibreOffice_project/350m1$Build-2</meta:generator>
    <meta:document-statistic meta:table-count="5" meta:image-count="6" meta:object-count="0" meta:page-count="2" meta:paragraph-count="95" meta:word-count="423" meta:character-count="3655" meta:non-whitespace-character-count="3184"/>
  </office:meta>
</office:document-meta>
</file>